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nb" fo:country="NO"/>
    </style:style>
    <style:style style:name="P2" style:parent-style-name="Normal" style:family="paragraph">
      <style:text-properties fo:language="nb" fo:country="NO"/>
    </style:style>
    <style:style style:name="P3" style:parent-style-name="Normal" style:family="paragraph">
      <style:text-properties fo:language="nb" fo:country="NO"/>
    </style:style>
    <style:style style:name="P4" style:parent-style-name="Normal" style:family="paragraph">
      <style:text-properties fo:language="nb" fo:country="NO"/>
    </style:style>
    <style:style style:name="P5" style:parent-style-name="Normal" style:family="paragraph">
      <style:text-properties fo:language="nb" fo:country="NO"/>
    </style:style>
    <style:style style:name="P6" style:parent-style-name="Normal" style:family="paragraph">
      <style:text-properties fo:language="nb" fo:country="NO"/>
    </style:style>
    <style:style style:name="P7" style:parent-style-name="Normal" style:family="paragraph">
      <style:text-properties fo:language="nb" fo:country="NO"/>
    </style:style>
    <style:style style:name="P8" style:parent-style-name="Normal" style:family="paragraph">
      <style:text-properties fo:language="nb" fo:country="NO"/>
    </style:style>
    <style:style style:name="P9" style:parent-style-name="Normal" style:family="paragraph">
      <style:text-properties fo:language="nb" fo:country="NO"/>
    </style:style>
    <style:style style:name="P10" style:parent-style-name="Normal" style:family="paragraph">
      <style:text-properties fo:language="nb" fo:country="NO"/>
    </style:style>
    <style:style style:name="P11" style:parent-style-name="Normal" style:family="paragraph">
      <style:text-properties fo:language="nb" fo:country="NO"/>
    </style:style>
    <style:style style:name="P12" style:parent-style-name="Normal" style:family="paragraph">
      <style:text-properties fo:language="nb" fo:country="NO"/>
    </style:style>
    <style:style style:name="P13" style:parent-style-name="Normal" style:family="paragraph">
      <style:text-properties fo:language="nb" fo:country="NO"/>
    </style:style>
    <style:style style:name="P14" style:parent-style-name="Normal" style:family="paragraph">
      <style:text-properties fo:language="nb" fo:country="NO"/>
    </style:style>
    <style:style style:name="P15" style:parent-style-name="Normal" style:family="paragraph">
      <style:text-properties fo:language="nb" fo:country="NO"/>
    </style:style>
    <style:style style:name="P16" style:parent-style-name="Normal" style:family="paragraph">
      <style:text-properties fo:language="nb" fo:country="NO"/>
    </style:style>
    <style:style style:name="P17" style:parent-style-name="Normal" style:family="paragraph">
      <style:text-properties fo:language="nb" fo:country="NO"/>
    </style:style>
    <style:style style:name="P18" style:parent-style-name="Normal" style:family="paragraph">
      <style:text-properties fo:language="nb" fo:country="NO"/>
    </style:style>
    <style:style style:name="P19" style:parent-style-name="Normal" style:family="paragraph">
      <style:text-properties fo:language="nb" fo:country="NO"/>
    </style:style>
    <style:style style:name="P20" style:parent-style-name="Normal" style:family="paragraph">
      <style:text-properties fo:language="nb" fo:country="NO"/>
    </style:style>
    <style:style style:name="P21" style:parent-style-name="Normal" style:family="paragraph">
      <style:text-properties fo:language="nb" fo:country="NO"/>
    </style:style>
    <style:style style:name="P22" style:parent-style-name="Normal" style:family="paragraph">
      <style:text-properties fo:language="nb" fo:country="NO"/>
    </style:style>
    <style:style style:name="P23" style:parent-style-name="Normal" style:family="paragraph">
      <style:text-properties fo:language="nb" fo:country="NO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  <style:style style:name="P29" style:parent-style-name="Normal" style:list-style-name="LFO1" style:family="paragraph"/>
    <style:style style:name="P30" style:parent-style-name="Normal" style:list-style-name="LFO1" style:family="paragraph"/>
    <style:style style:name="P31" style:parent-style-name="Normal" style:list-style-name="LFO1" style:family="paragraph"/>
    <style:style style:name="P32" style:parent-style-name="Normal" style:list-style-name="LFO1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P38" style:parent-style-name="Normal" style:list-style-name="LFO1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1" style:family="paragraph"/>
    <style:style style:name="P41" style:parent-style-name="Normal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1" style:family="paragraph"/>
    <style:style style:name="P44" style:parent-style-name="Normal" style:family="paragraph">
      <style:text-properties fo:language="nb" fo:country="NO"/>
    </style:style>
    <style:style style:name="P45" style:parent-style-name="Normal" style:family="paragraph">
      <style:text-properties fo:language="nb" fo:country="NO"/>
    </style:style>
    <style:style style:name="P46" style:parent-style-name="Normal" style:family="paragraph">
      <style:text-properties fo:language="nb" fo:country="NO"/>
    </style:style>
    <style:style style:name="P47" style:parent-style-name="Normal" style:family="paragraph">
      <style:text-properties fo:language="nb" fo:country="NO"/>
    </style:style>
    <style:style style:name="P48" style:parent-style-name="Normal" style:family="paragraph">
      <style:text-properties fo:language="nb" fo:country="NO"/>
    </style:style>
    <style:style style:name="P49" style:parent-style-name="Normal" style:family="paragraph">
      <style:text-properties fo:language="nb" fo:country="NO"/>
    </style:style>
    <style:style style:name="P50" style:parent-style-name="Normal" style:family="paragraph">
      <style:text-properties fo:language="nb" fo:country="NO"/>
    </style:style>
    <style:style style:name="P51" style:parent-style-name="Normal" style:family="paragraph">
      <style:text-properties fo:language="nb" fo:country="NO"/>
    </style:style>
    <style:style style:name="P52" style:parent-style-name="Normal" style:family="paragraph">
      <style:text-properties fo:language="nb" fo:country="NO"/>
    </style:style>
    <style:style style:name="P53" style:parent-style-name="Normal" style:family="paragraph">
      <style:text-properties fo:language="nb" fo:country="NO"/>
    </style:style>
    <style:style style:name="P54" style:parent-style-name="Normal" style:family="paragraph">
      <style:text-properties fo:language="nb" fo:country="NO"/>
    </style:style>
    <style:style style:name="P55" style:parent-style-name="Normal" style:family="paragraph">
      <style:text-properties fo:language="nb" fo:country="NO"/>
    </style:style>
    <style:style style:name="P56" style:parent-style-name="Normal" style:family="paragraph">
      <style:text-properties fo:language="nb" fo:country="NO"/>
    </style:style>
    <style:style style:name="P57" style:parent-style-name="Normal" style:family="paragraph">
      <style:text-properties fo:language="nb" fo:country="NO"/>
    </style:style>
    <style:style style:name="P58" style:parent-style-name="Normal" style:family="paragraph">
      <style:text-properties fo:language="nb" fo:country="NO"/>
    </style:style>
    <style:style style:name="P59" style:parent-style-name="Normal" style:family="paragraph">
      <style:text-properties fo:language="nb" fo:country="NO"/>
    </style:style>
    <style:style style:name="P60" style:parent-style-name="Normal" style:family="paragraph">
      <style:text-properties fo:language="nb" fo:country="NO"/>
    </style:style>
    <style:style style:name="P61" style:parent-style-name="Normal" style:family="paragraph">
      <style:text-properties fo:language="nb" fo:country="NO"/>
    </style:style>
    <style:style style:name="P62" style:parent-style-name="Normal" style:family="paragraph">
      <style:text-properties fo:language="nb" fo:country="NO"/>
    </style:style>
    <style:style style:name="P63" style:parent-style-name="Normal" style:family="paragraph">
      <style:text-properties fo:language="nb" fo:country="NO"/>
    </style:style>
    <style:style style:name="P64" style:parent-style-name="Normal" style:family="paragraph">
      <style:text-properties fo:language="nb" fo:country="NO"/>
    </style:style>
    <style:style style:name="P65" style:parent-style-name="Normal" style:family="paragraph">
      <style:text-properties fo:language="nb" fo:country="NO"/>
    </style:style>
    <style:style style:name="P66" style:parent-style-name="Normal" style:family="paragraph">
      <style:text-properties fo:language="nb" fo:country="NO"/>
    </style:style>
    <style:style style:name="P67" style:parent-style-name="Normal" style:family="paragraph">
      <style:text-properties fo:language="nb" fo:country="NO"/>
    </style:style>
    <style:style style:name="P68" style:parent-style-name="Normal" style:family="paragraph">
      <style:text-properties fo:language="nb" fo:country="NO"/>
    </style:style>
    <style:style style:name="P69" style:parent-style-name="Normal" style:family="paragraph">
      <style:text-properties fo:language="nb" fo:country="NO"/>
    </style:style>
    <style:style style:name="P70" style:parent-style-name="Normal" style:family="paragraph">
      <style:text-properties fo:language="nb" fo:country="NO"/>
    </style:style>
    <style:style style:name="P71" style:parent-style-name="Normal" style:family="paragraph">
      <style:text-properties fo:language="nb" fo:country="NO"/>
    </style:style>
    <style:style style:name="P72" style:parent-style-name="Normal" style:family="paragraph">
      <style:text-properties fo:language="nb" fo:country="NO"/>
    </style:style>
    <style:style style:name="P73" style:parent-style-name="Normal" style:family="paragraph">
      <style:text-properties fo:language="nb" fo:country="NO"/>
    </style:style>
    <style:style style:name="P74" style:parent-style-name="Normal" style:family="paragraph">
      <style:text-properties fo:language="nb" fo:country="NO"/>
    </style:style>
    <style:style style:name="P75" style:parent-style-name="Normal" style:family="paragraph">
      <style:text-properties fo:language="nb" fo:country="NO"/>
    </style:style>
    <style:style style:name="P76" style:parent-style-name="Normal" style:family="paragraph">
      <style:text-properties fo:language="nb" fo:country="NO"/>
    </style:style>
    <style:style style:name="P77" style:parent-style-name="Normal" style:family="paragraph">
      <style:text-properties fo:language="nb" fo:country="NO"/>
    </style:style>
    <style:style style:name="P78" style:parent-style-name="Normal" style:family="paragraph">
      <style:text-properties fo:language="nb" fo:country="NO"/>
    </style:style>
    <style:style style:name="P79" style:parent-style-name="Normal" style:family="paragraph">
      <style:text-properties fo:language="nb" fo:country="NO"/>
    </style:style>
    <style:style style:name="P80" style:parent-style-name="Normal" style:family="paragraph">
      <style:text-properties fo:language="nb" fo:country="NO"/>
    </style:style>
    <style:style style:name="P81" style:parent-style-name="Normal" style:family="paragraph">
      <style:text-properties fo:language="nb" fo:country="NO"/>
    </style:style>
    <style:style style:name="P82" style:parent-style-name="Normal" style:family="paragraph">
      <style:text-properties fo:language="nb" fo:country="NO"/>
    </style:style>
    <style:style style:name="T83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To fullføre 30% av Munin Alert-prosjektet, bør du fokusere på å etablere grunnstrukturen og implementere de mest kritiske kjernefunksjonene. Her er en konkret plan for de første 30%:</text:p>
      <text:p text:style-name="P2"/>
      <text:p text:style-name="P3">1. Prosjektoppsett og arkitektur (ca. 10%)</text:p>
      <text:p text:style-name="P4">Sett opp<text:s/>Git-repo og prosjektstruktur for både backend (Node.js/Express) og frontend (React Native).</text:p>
      <text:p text:style-name="P5">Definer datamodeller (bruker, gruppe, alarm, posisjon).</text:p>
      <text:p text:style-name="P6">Velg og konfigurer database (MongoDB/Realm).</text:p>
      <text:p text:style-name="P7">2. Brukerautentisering og sikkerhet (ca. 5%)</text:p>
      <text:p text:style-name="P8">Implementer registrering og innlogging med sikker lagring av passord.</text:p>
      <text:p text:style-name="P9">Sett opp ende-til-ende-kryptering for meldinger (bruk f.eks. Signal Protocol eller tilsvarende).</text:p>
      <text:p text:style-name="P10">3. Sanntidssporing og alarmaktivering (ca. 10%)</text:p>
      <text:p text:style-name="P11">Backend: Lag API-endepunkter for posisjonsoppdatering og alarmaktivering.</text:p>
      <text:p text:style-name="P12">Frontend: Lag enkel skjerm for å vise posisjon og aktivere alarm (f.eks. knapp for alarm).</text:p>
      <text:p text:style-name="P13">Implementer WebSocket-kommunikasjon for sanntidsoppdateringer.</text:p>
      <text:p text:style-name="P14">4. Grunnleggende UI og navigasjon (ca. 5%)</text:p>
      <text:p text:style-name="P15">Lag startskjerm, innloggingsskjerm og hovedskjerm i React Native.</text:p>
      <text:p text:style-name="P16">Implementer enkel navigasjon mellom disse.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Normal">Including Figma design work in the first 30% of the project is highly recommended. Here’s how you should approach it:</text:p>
      <text:p text:style-name="P24">Figma Design Tasks for the First 30%</text:p>
      <text:list text:style-name="LFO1" text:continue-numbering="true">
        <text:list-item>
          <text:p text:style-name="P25"><text:span text:style-name="T26">Wireframes for Core<text:s/></text:span><text:span text:style-name="T27">Screens</text:span></text:p>
          <text:list text:continue-numbering="true">
            <text:list-item>
              <text:p text:style-name="P28">Login/registration</text:p>
            </text:list-item>
            <text:list-item>
              <text:p text:style-name="P29">Main dashboard (showing location, alarm button)</text:p>
            </text:list-item>
            <text:list-item>
              <text:p text:style-name="P30">Alarm activation flow</text:p>
            </text:list-item>
            <text:list-item>
              <text:p text:style-name="P31">Group/contacts overview</text:p>
            </text:list-item>
          </text:list>
        </text:list-item>
        <text:list-item>
          <text:p text:style-name="P32"><text:span text:style-name="T33">User Flow Diagrams</text:span></text:p>
          <text:list text:continue-numbering="true">
            <text:list-item>
              <text:p text:style-name="P34">Map out how users move between screens (e.g., login → dashboard → alarm → confirmation).</text:p>
            </text:list-item>
          </text:list>
        </text:list-item>
        <text:list-item>
          <text:p text:style-name="P35"><text:span text:style-name="T36">Basic UI Components</text:span></text:p>
          <text:list text:continue-numbering="true">
            <text:list-item>
              <text:p text:style-name="P37">Buttons, input fields, navigation bar, map preview</text:p>
            </text:list-item>
          </text:list>
        </text:list-item>
        <text:list-item>
          <text:p text:style-name="P38"><text:span text:style-name="T39">Branding Elements</text:span></text:p>
          <text:list text:continue-numbering="true">
            <text:list-item>
              <text:p text:style-name="P40">Logo, color palette, typography</text:p>
            </text:list-item>
          </text:list>
        </text:list-item>
        <text:list-item>
          <text:p text:style-name="P41"><text:span text:style-name="T42">Prototype Interactions</text:span></text:p>
          <text:list text:continue-numbering="true">
            <text:list-item>
              <text:p text:style-name="P43">Simple clickable prototype for main flows (alarm activation, location sharing)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4">Detaljert oppgaveliste og milepæler (30% fase)</text:p>
      <text:p text:style-name="P45">Milepæl 1: Prosjektoppsett og arkitektur</text:p>
      <text:p text:style-name="P46">Opprett Git-repo og prosjektmapper (backend, frontend, design)</text:p>
      <text:p text:style-name="P47">Sett opp Node.js/Express backend med grunnleggende API-struktur</text:p>
      <text:p text:style-name="P48">Sett opp React Native frontend med navigasjon</text:p>
      <text:p text:style-name="P49">Konfigurer database (MongoDB/Realm)</text:p>
      <text:p text:style-name="P50">Milepæl 2: Brukerautentisering og sikkerhet</text:p>
      <text:p text:style-name="P51">Design og implementer registrering og innlogging (backend + frontend)</text:p>
      <text:p text:style-name="P52">Lag sikker lagring av passord (hashing)</text:p>
      <text:p text:style-name="P53">Sett opp enkel ende-til-ende-kryptering for meldinger</text:p>
      <text:p text:style-name="P54">Milepæl 3: Sanntidssporing og alarmaktivering</text:p>
      <text:p text:style-name="P55">Backend: API for posisjonsoppdatering og alarmaktivering</text:p>
      <text:p text:style-name="P56">Frontend: Skjerm for posisjon og alarmknapp</text:p>
      <text:p text:style-name="P57">Implementer WebSocket for sanntidsoppdateringer</text:p>
      <text:p text:style-name="P58">Milepæl 4: Grunnleggende UI og navigasjon</text:p>
      <text:p text:style-name="P59">Lag startskjerm, innloggingsskjerm og hovedskjerm</text:p>
      <text:p text:style-name="P60">Implementer navigasjon mellom skjermene</text:p>
      <text:p text:style-name="P61">Figma-prosjektstruktur</text:p>
      <text:p text:style-name="P62">01. Wireframes</text:p>
      <text:p text:style-name="P63"/>
      <text:p text:style-name="P64">Login/registrering</text:p>
      <text:p text:style-name="P65">Dashboard/hovedskjerm</text:p>
      <text:p text:style-name="P66">Alarmaktivering</text:p>
      <text:p text:style-name="P67">Gruppe/contacts</text:p>
      <text:p text:style-name="P68">02. User Flows</text:p>
      <text:p text:style-name="P69"/>
      <text:soft-page-break/>
      <text:p text:style-name="P70">Diagrammer for brukerreiser (login → dashboard → alarm)</text:p>
      <text:p text:style-name="Normal">03. UI Components</text:p>
      <text:p text:style-name="Normal"/>
      <text:p text:style-name="Normal">Buttons, input fields, navigation bar, map preview</text:p>
      <text:p text:style-name="P71">04. Branding</text:p>
      <text:p text:style-name="P72"/>
      <text:p text:style-name="P73">Logo, fargepalett, typografi</text:p>
      <text:p text:style-name="P74">05. Prototype</text:p>
      <text:p text:style-name="P75"/>
      <text:p text:style-name="P76">Klikkbar prototype for hovedflyt</text:p>
      <text:p text:style-name="P77">Designfase sjekkliste</text:p>
      <text:p text:style-name="P78"><text:s/>Wireframes for alle kjernefunksjoner</text:p>
      <text:p text:style-name="P79"><text:s/>Brukerflyt-diagrammer</text:p>
      <text:p text:style-name="P80"><text:s/>Design av UI-komponenter</text:p>
      <text:p text:style-name="P81"><text:s/>Definert fargepalett og typografi</text:p>
      <text:p text:style-name="P82"><text:s/>Logo og ikoner</text:p>
      <text:p text:style-name="Normal"><text:span text:style-name="T83"><text:s/></text:span>Klikkbar prototype for hovedflyt</text:p>
      <text:p text:style-name="Normal"><text:s/>Deling og tilbakemelding fra teame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K Khnzadah</meta:initial-creator>
    <dc:creator>MAK Khnzadah</dc:creator>
    <meta:creation-date>2025-09-05T09:39:00Z</meta:creation-date>
    <dc:date>2025-09-05T09:45:00Z</dc:date>
    <meta:template xlink:href="Normal.dotm" xlink:type="simple"/>
    <meta:editing-cycles>2</meta:editing-cycles>
    <meta:editing-duration>PT180S</meta:editing-duration>
    <meta:document-statistic meta:page-count="4" meta:paragraph-count="6" meta:word-count="465" meta:character-count="3115" meta:row-count="22" meta:non-whitespace-character-count="2656"/>
  </office:meta>
</office:document-meta>
</file>